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a0e2" officeooo:paragraph-rsid="0006a0e2"/>
    </style:style>
    <style:style style:name="P2" style:family="paragraph" style:parent-style-name="Standard">
      <style:text-properties officeooo:rsid="0006a0e2" officeooo:paragraph-rsid="000a2d95"/>
    </style:style>
    <style:style style:name="P3" style:family="paragraph" style:parent-style-name="Standard">
      <style:text-properties officeooo:rsid="0006a0e2" officeooo:paragraph-rsid="000ab8c1"/>
    </style:style>
    <style:style style:name="P4" style:family="paragraph" style:parent-style-name="Standard">
      <style:text-properties officeooo:rsid="000a0b6e" officeooo:paragraph-rsid="000a0b6e"/>
    </style:style>
    <style:style style:name="P5" style:family="paragraph" style:parent-style-name="Standard">
      <style:text-properties officeooo:rsid="000a2d95" officeooo:paragraph-rsid="000a2d95"/>
    </style:style>
    <style:style style:name="P6" style:family="paragraph" style:parent-style-name="Standard">
      <style:text-properties officeooo:rsid="000ab8c1" officeooo:paragraph-rsid="000ab8c1"/>
    </style:style>
    <style:style style:name="P7" style:family="paragraph" style:parent-style-name="Standard">
      <style:text-properties officeooo:rsid="000c58c5" officeooo:paragraph-rsid="000c58c5"/>
    </style:style>
    <style:style style:name="P8" style:family="paragraph" style:parent-style-name="Standard">
      <style:text-properties officeooo:rsid="000d09a6" officeooo:paragraph-rsid="000d09a6"/>
    </style:style>
    <style:style style:name="P9" style:family="paragraph" style:parent-style-name="Standard">
      <style:text-properties fo:font-weight="bold" officeooo:rsid="0006a0e2" officeooo:paragraph-rsid="0006a0e2" style:font-weight-asian="bold" style:font-weight-complex="bold"/>
    </style:style>
    <style:style style:name="P10" style:family="paragraph" style:parent-style-name="Standard">
      <style:text-properties fo:font-weight="bold" officeooo:rsid="0006a0e2" officeooo:paragraph-rsid="000a2d95" style:font-weight-asian="bold" style:font-weight-complex="bold"/>
    </style:style>
    <style:style style:name="P11" style:family="paragraph" style:parent-style-name="Standard">
      <style:text-properties fo:font-weight="bold" officeooo:rsid="000d22af" officeooo:paragraph-rsid="000d22af" style:font-weight-asian="bold" style:font-weight-complex="bold"/>
    </style:style>
    <style:style style:name="P12" style:family="paragraph" style:parent-style-name="Standard">
      <style:text-properties fo:font-weight="bold" officeooo:rsid="000fc0cc" officeooo:paragraph-rsid="000fc0cc" style:font-weight-asian="bold" style:font-weight-complex="bold"/>
    </style:style>
    <style:style style:name="P13" style:family="paragraph" style:parent-style-name="Standard">
      <style:text-properties fo:font-weight="bold" officeooo:rsid="0012d57b" officeooo:paragraph-rsid="0012d57b" style:font-weight-asian="bold" style:font-weight-complex="bold"/>
    </style:style>
    <style:style style:name="P14" style:family="paragraph" style:parent-style-name="Standard">
      <style:text-properties fo:font-weight="bold" officeooo:rsid="00148aba" officeooo:paragraph-rsid="00148aba" style:font-weight-asian="bold" style:font-weight-complex="bold"/>
    </style:style>
    <style:style style:name="P15" style:family="paragraph" style:parent-style-name="Standard">
      <style:text-properties fo:font-style="italic" officeooo:rsid="000a2d95" officeooo:paragraph-rsid="000a2d95" style:font-style-asian="italic" style:font-style-complex="italic"/>
    </style:style>
    <style:style style:name="P16" style:family="paragraph" style:parent-style-name="Standard">
      <style:text-properties fo:font-style="italic" officeooo:rsid="000d09a6" officeooo:paragraph-rsid="000d09a6" style:font-style-asian="italic" style:font-style-complex="italic"/>
    </style:style>
    <style:style style:name="P17" style:family="paragraph" style:parent-style-name="Standard">
      <style:text-properties fo:font-style="italic" fo:font-weight="bold" officeooo:rsid="0006a0e2" officeooo:paragraph-rsid="0006a0e2" style:font-style-asian="italic" style:font-weight-asian="bold" style:font-style-complex="italic" style:font-weight-complex="bold"/>
    </style:style>
    <style:style style:name="P18" style:family="paragraph" style:parent-style-name="Standard">
      <style:text-properties fo:font-style="italic" fo:font-weight="bold" officeooo:rsid="000ab8c1" officeooo:paragraph-rsid="000ab8c1" style:font-style-asian="italic" style:font-weight-asian="bold" style:font-style-complex="italic" style:font-weight-complex="bold"/>
    </style:style>
    <style:style style:name="P19" style:family="paragraph" style:parent-style-name="Standard">
      <style:text-properties fo:font-style="italic" fo:font-weight="bold" officeooo:rsid="000a2d95" officeooo:paragraph-rsid="000d22af" style:font-style-asian="italic" style:font-weight-asian="bold" style:font-style-complex="italic" style:font-weight-complex="bold"/>
    </style:style>
    <style:style style:name="P20" style:family="paragraph" style:parent-style-name="Standard">
      <style:text-properties fo:font-style="italic" fo:font-weight="bold" officeooo:rsid="000ea81f" officeooo:paragraph-rsid="000ea81f" style:font-style-asian="italic" style:font-weight-asian="bold" style:font-style-complex="italic" style:font-weight-complex="bold"/>
    </style:style>
    <style:style style:name="P21" style:family="paragraph" style:parent-style-name="Standard">
      <style:text-properties officeooo:rsid="000a0b6e" officeooo:paragraph-rsid="000a0b6e"/>
    </style:style>
    <style:style style:name="P22" style:family="paragraph" style:parent-style-name="Standard">
      <style:text-properties officeooo:rsid="000d22af" officeooo:paragraph-rsid="000d22af"/>
    </style:style>
    <style:style style:name="P23" style:family="paragraph" style:parent-style-name="Standard">
      <style:text-properties officeooo:rsid="000ab8c1" officeooo:paragraph-rsid="000ab8c1"/>
    </style:style>
    <style:style style:name="P24" style:family="paragraph" style:parent-style-name="Standard">
      <style:text-properties officeooo:rsid="000ab8c1" officeooo:paragraph-rsid="000a2d95"/>
    </style:style>
    <style:style style:name="P25" style:family="paragraph" style:parent-style-name="Standard">
      <style:text-properties officeooo:rsid="000ea81f" officeooo:paragraph-rsid="000ea81f"/>
    </style:style>
    <style:style style:name="P26" style:family="paragraph" style:parent-style-name="Standard">
      <style:text-properties officeooo:rsid="000fc0cc" officeooo:paragraph-rsid="000fc0cc"/>
    </style:style>
    <style:style style:name="P27" style:family="paragraph" style:parent-style-name="Standard">
      <style:text-properties officeooo:rsid="0012311c" officeooo:paragraph-rsid="0012311c"/>
    </style:style>
    <style:style style:name="P28" style:family="paragraph" style:parent-style-name="Standard">
      <style:text-properties officeooo:rsid="0012d57b" officeooo:paragraph-rsid="0012d57b"/>
    </style:style>
    <style:style style:name="P29" style:family="paragraph" style:parent-style-name="Standard">
      <style:text-properties officeooo:rsid="00148aba" officeooo:paragraph-rsid="00148aba"/>
    </style:style>
    <style:style style:name="P30" style:family="paragraph" style:parent-style-name="Standard">
      <style:text-properties officeooo:rsid="001597b5" officeooo:paragraph-rsid="001597b5"/>
    </style:style>
    <style:style style:name="T1" style:family="text">
      <style:text-properties officeooo:rsid="000a2d95"/>
    </style:style>
    <style:style style:name="T2" style:family="text">
      <style:text-properties officeooo:rsid="000ab8c1"/>
    </style:style>
    <style:style style:name="T3" style:family="text">
      <style:text-properties officeooo:rsid="000c58c5"/>
    </style:style>
    <style:style style:name="T4" style:family="text">
      <style:text-properties officeooo:rsid="000d22af"/>
    </style:style>
    <style:style style:name="T5" style:family="text">
      <style:text-properties officeooo:rsid="000ea81f"/>
    </style:style>
    <style:style style:name="T6" style:family="text">
      <style:text-properties officeooo:rsid="000fc0cc"/>
    </style:style>
    <style:style style:name="T7" style:family="text">
      <style:text-properties officeooo:rsid="00115437"/>
    </style:style>
    <style:style style:name="T8" style:family="text">
      <style:text-properties officeooo:rsid="0012311c"/>
    </style:style>
    <style:style style:name="T9" style:family="text">
      <style:text-properties officeooo:rsid="001597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hapter 1: What can you do with javascript?</text:p>
      <text:p text:style-name="P1"/>
      <text:p text:style-name="P6">Img: Big Why with question mark</text:p>
      <text:p text:style-name="P1"/>
      <text:p text:style-name="P3">Congratulations, you are able to use a webbrowser an lost your way to this side. Maybe it was an accident but if not you possibly want to learn why for heavens sake you should learn a new language beside html and css. Maybe you've already learnd a server based language like php, but, as the word server word suggests, happens on the server. There ist the user, which ist called a client.l If you want to controll his expierience, you should use a client side language. For example you can test data on the server, but the way would be:</text:p>
      <text:p text:style-name="P3"><text:tab/> client → server →datatesting → server → client . </text:p>
      <text:p text:style-name="P3">With Javascript it looks more like </text:p>
      <text:p text:style-name="P3"><text:tab/>client → datatesting → client. </text:p>
      <text:p text:style-name="P3"/>
      <text:p text:style-name="P3">We've skipped the server side.</text:p>
      <text:p text:style-name="P1"/>
      <text:p text:style-name="P9">Testing an Inputfield</text:p>
      <text:p text:style-name="P1"/>
      <text:p text:style-name="P1">We will demonstrate this in <text:span text:style-name="T1">a</text:span> example below. An input field ist testet if it is emty or not. You don't need to understand every single line. Grap what you can. We explain a lot of details later.</text:p>
      <text:p text:style-name="P1"/>
      <text:p text:style-name="P4">CODE GOES HERE</text:p>
      <text:p text:style-name="P4"/>
      <text:p text:style-name="P15">Remember the basic structure of most html elements.</text:p>
      <text:p text:style-name="P5"/>
      <text:p text:style-name="P5">&lt;tagname [[attribute[=value]], ...]&gt; content goes here &lt;/tagname&gt;</text:p>
      <text:p text:style-name="P5"/>
      <text:p text:style-name="P10">Manipulate html <text:span text:style-name="T2">tags and </text:span>content</text:p>
      <text:p text:style-name="P2"/>
      <text:p text:style-name="P5">And what else? Maybe you've recognised that a pure html side with css is very static, there aren't the fancy boinzing and moving pictures. Well those things can be done, too. But bevore we ar making a new wining motionfull website we are simpling changing the appearing text with a click on a html button.</text:p>
      <text:p text:style-name="P1"/>
      <text:p text:style-name="P5">CODE GOES HERE</text:p>
      <text:p text:style-name="P1"/>
      <text:p text:style-name="P9">Manipulatie html attribute </text:p>
      <text:p text:style-name="P1"/>
      <text:p text:style-name="P5">More fancy stuff can be done with changing attributes. We will now change with a click on an image the image. And will change from night to day. Horray, we are the master of time. At least on a webpage ;)</text:p>
      <text:p text:style-name="P5">Code goes here</text:p>
      <text:p text:style-name="P1"/>
      <text:p text:style-name="P15">Remember the basic css syntax</text:p>
      <text:p text:style-name="P8"><text:soft-page-break/><text:tab/>Selector1 (tag, .class, #id)[,selector2[,…]</text:p>
      <text:p text:style-name="P8"><text:tab/>{</text:p>
      <text:p text:style-name="P8"><text:tab/><text:tab/>(Declaration) property:value ;</text:p>
      <text:p text:style-name="P8"><text:tab/><text:tab/>[(next Declaration) property1:value; …]</text:p>
      <text:p text:style-name="P8"><text:tab/>}</text:p>
      <text:p text:style-name="P8"/>
      <text:p text:style-name="P8">Don't forget a semicolon at every end of line!!!!!</text:p>
      <text:p text:style-name="P5"/>
      <text:p text:style-name="P1"/>
      <text:p text:style-name="P9">Manipulate cs<text:span text:style-name="T1">s</text:span></text:p>
      <text:p text:style-name="P5"/>
      <text:p text:style-name="P5">Ok, we can change content and attributes, but the aktual style is done by css. Fortunately javascript enables us to change this language, too.</text:p>
      <text:p text:style-name="P1"/>
      <text:p text:style-name="P1"/>
      <text:p text:style-name="P5">CODE GOES HERE</text:p>
      <text:p text:style-name="P5"/>
      <text:p text:style-name="P5">Your first glimpse on the language are done. Maybe you've already seen the big toolbox you are going to get. Have fun and learn. You could be the one, who saves a page from really bad experience. There are still enough of them in the wild, wild web :D</text:p>
      <text:p text:style-name="P5"/>
      <text:p text:style-name="P18">Quizz</text:p>
      <text:p text:style-name="P6">Where ist javascript executed?</text:p>
      <text:p text:style-name="P6"/>
      <text:p text:style-name="P6">- On the server side.</text:p>
      <text:p text:style-name="P6">- In the browser from the client.</text:p>
      <text:p text:style-name="P6">- It's a script language which doesn't need to be executed</text:p>
      <text:p text:style-name="P6">- On server an client side.</text:p>
      <text:p text:style-name="P6"/>
      <text:p text:style-name="P6">What can you manipulate with javascript?</text:p>
      <text:p text:style-name="P6">- html attributes, tags and content.</text:p>
      <text:p text:style-name="P6">- css style</text:p>
      <text:p text:style-name="P6">- the server</text:p>
      <text:p text:style-name="P6">- the logic of a side</text:p>
      <text:p text:style-name="P6"/>
      <text:p text:style-name="P6">What <text:span text:style-name="T3">html </text:span>syntax line is right?</text:p>
      <text:p text:style-name="P6">- &lt;H1&gt; that's a headline &lt;/h1&gt;</text:p>
      <text:p text:style-name="P6">- &lt;body&gt; &lt;p&gt; you are in the body of the webpage&lt;/p&gt;&lt;body&gt;</text:p>
      <text:p text:style-name="P6">-&lt;div&gt; div means diversion in a html side &lt;/div&gt;</text:p>
      <text:p text:style-name="P6">-&lt;spa&gt; a span is a inline html tag &lt;/span&gt;</text:p>
      <text:p text:style-name="P6"/>
      <text:p text:style-name="P7">what ccs syntax line is right?</text:p>
      <text:p text:style-name="P8">- p{color: orange}</text:p>
      <text:p text:style-name="P8">- ball#{size:130px;}</text:p>
      <text:p text:style-name="P8"><text:soft-page-break/>- body.ul{„list-style-type“:circle;}</text:p>
      <text:p text:style-name="P8">-.mov{background-color: yellow;}</text:p>
      <text:p text:style-name="P8"/>
      <text:p text:style-name="P6"/>
      <text:p text:style-name="P7">Why do you have to learn javascript?</text:p>
      <text:p text:style-name="P7">- Kinda have too …</text:p>
      <text:p text:style-name="P7">- A new year a new language.</text:p>
      <text:p text:style-name="P7">- I like the possibilities</text:p>
      <text:p text:style-name="P7">- I don't want to learn it, I just want to read the site.</text:p>
      <text:p text:style-name="P6"/>
      <text:p text:style-name="P6"/>
      <text:p text:style-name="P5"/>
      <text:p text:style-name="P19">Chapter 2: <text:span text:style-name="T2">Javascript implementation or where to put the toolbox</text:span></text:p>
      <text:p text:style-name="P24"/>
      <text:p text:style-name="P16">Remeber basic structure of an html document:</text:p>
      <text:p text:style-name="P8"/>
      <text:p text:style-name="P8">&lt;html&gt;</text:p>
      <text:p text:style-name="P8"><text:tab/>&lt;head&gt;</text:p>
      <text:p text:style-name="P8"><text:tab/>&lt;/head&gt;</text:p>
      <text:p text:style-name="P8"><text:tab/>&lt;body&gt;</text:p>
      <text:p text:style-name="P8"><text:tab/>&lt;/body&gt;</text:p>
      <text:p text:style-name="P8">&lt;/html&gt;</text:p>
      <text:p text:style-name="P8"/>
      <text:p text:style-name="P6">Javascript can be helpfull. But <text:span text:style-name="T4">where should you insert your code. At first we introduce the html script tag. It ist needed for interaction between html and javascript. Like most tags the structur ist opening tag and closing tag </text:span></text:p>
      <text:p text:style-name="P6"/>
      <text:p text:style-name="P6"><text:tab/><text:span text:style-name="T4">&lt;script&gt;&lt;/script&gt;</text:span></text:p>
      <text:p text:style-name="P6"/>
      <text:p text:style-name="P22">This tag can be placed in the head or the body tag of the side.You can place it everywhere <text:s/>and multiple scripttags there. But it is a good idea to keep the code together in one section of your side. You easily lost the track of your code if you scatter it arround. If you place the tag in the body tag, you can improve your page loading speed, because it is not blocked by other script loading. </text:p>
      <text:p text:style-name="P22"/>
      <text:p text:style-name="P22">CODE GOES HERE</text:p>
      <text:p text:style-name="P22"/>
      <text:p text:style-name="P22">The above methods closely connect the side with the javascript code. For more seperation between html and javascript you can save your code in external files. This files have the extension .js and no script tag ist allowd in this file. You have to use the <text:span text:style-name="T5">src (=</text:span>source<text:span text:style-name="T5">) a</text:span>ttribute to insert the external file in your side like this.</text:p>
      <text:p text:style-name="P22"/>
      <text:p text:style-name="P22"><text:tab/>&lt;script src=“externalJavascriptFile.js“&gt;&lt;/script&gt;</text:p>
      <text:p text:style-name="P22"/>
      <text:p text:style-name="P22">But for learning advantages we will use <text:s/>the javascript code inside the html side.</text:p>
      <text:p text:style-name="P22"><text:soft-page-break/>Sometimes you may see the style=“text/javascript“ attribute within a script tag. That's nice, but scince html5 javascript is the default script language and therefore the attribute isn't needed anymore. <text:span text:style-name="T5">Of course if you don't use html5 you have to indicate, that you are going to use javascript.</text:span></text:p>
      <text:p text:style-name="P22"/>
      <text:p text:style-name="P22"/>
      <text:p text:style-name="P11">Quizz</text:p>
      <text:p text:style-name="P22"/>
      <text:p text:style-name="P22">Where can you insert javascript code?</text:p>
      <text:p text:style-name="P22">- <text:span text:style-name="T5">Only in the head tag.</text:span></text:p>
      <text:p text:style-name="P22">- <text:span text:style-name="T5">Only in the body tag.</text:span></text:p>
      <text:p text:style-name="P22">- <text:span text:style-name="T5">head an body tag are both ok.</text:span></text:p>
      <text:p text:style-name="P22"/>
      <text:p text:style-name="P25">You can seperate your javascript code from the html code?</text:p>
      <text:p text:style-name="P25"/>
      <text:p text:style-name="P25">- true, but you are not allowed to use the script tag in your .js file.</text:p>
      <text:p text:style-name="P25">- false, javasript has to be inside the html code.</text:p>
      <text:p text:style-name="P25">- maybe, if you use the style=“text/javascript“ attribute in your script tag.</text:p>
      <text:p text:style-name="P25"/>
      <text:p text:style-name="P25">Which attribute is needed if you want to seperate your javascript code?</text:p>
      <text:p text:style-name="P25"/>
      <text:p text:style-name="P25">- the style attribute.</text:p>
      <text:p text:style-name="P25">- the class attribute</text:p>
      <text:p text:style-name="P25">- the name attribute.</text:p>
      <text:p text:style-name="P25">- the scr attribute.</text:p>
      <text:p text:style-name="P25"/>
      <text:p text:style-name="P25">How would you insert a .js file?</text:p>
      <text:p text:style-name="P25"/>
      <text:p text:style-name="P25">- &lt;script style=yourfilename.js&gt;&lt;/script&gt;</text:p>
      <text:p text:style-name="P25"/>
      <text:p text:style-name="P25">- &lt;script src=yourfilename.js&gt;&lt;/script&gt;</text:p>
      <text:p text:style-name="P25"/>
      <text:p text:style-name="P25">-&lt;script style=“yourfilename.js“&gt;&lt;/script&gt;</text:p>
      <text:p text:style-name="P25"/>
      <text:p text:style-name="P25">- &lt;script src=“yourfilename.js“&gt;&lt;/script&gt;</text:p>
      <text:p text:style-name="P25"/>
      <text:p text:style-name="P25"/>
      <text:p text:style-name="P25">Why do you use the style=“text/javascript“ attribute?</text:p>
      <text:p text:style-name="P25"/>
      <text:p text:style-name="P25">- You have to use it to indicate that you want to use javascript.</text:p>
      <text:p text:style-name="P25">- You have to use it, if you don't use html5.</text:p>
      <text:p text:style-name="P25">- You don't need to use it.</text:p>
      <text:p text:style-name="P25">- It depends on the editor if you must use the attribute.</text:p>
      <text:p text:style-name="P25"/>
      <text:p text:style-name="P20">Chapter 3: Fun with text messages in your page</text:p>
      <text:p text:style-name="P25"><text:soft-page-break/>Now we are going to learn oure first usefull lines of code. If you want to change, show or manipulate the text of your side <text:span text:style-name="T6">with javascript</text:span>, you will need a funcion to do so.</text:p>
      <text:p text:style-name="P25"/>
      <text:p text:style-name="P12">window.alert() - or how to annoy the user</text:p>
      <text:p text:style-name="P26"/>
      <text:p text:style-name="P26">You know them. The tiny littl<text:span text:style-name="T8">e</text:span> windows wich pop up on a side and want to give you a full workout for your mousetabbing finger. Therefore use them carefully and only when it is really important to cache your users attenttion. It's also a god for debugging uses.</text:p>
      <text:p text:style-name="P26"/>
      <text:p text:style-name="P26">CODE GOES HERE</text:p>
      <text:p text:style-name="P26"/>
      <text:p text:style-name="P26">Remember:</text:p>
      <text:p text:style-name="P26">window.alert() means object.method(). You are using an object <text:span text:style-name="T7">of type </text:span>window and use it's method alert().</text:p>
      <text:p text:style-name="P26"/>
      <text:p text:style-name="P13">How to manipulate a page more directly</text:p>
      <text:p text:style-name="P26"/>
      <text:p text:style-name="P27">Instead of presenting every change trough a window you could present your message within a script tag. This ist achieved with the document.write() command.</text:p>
      <text:p text:style-name="P27"/>
      <text:p text:style-name="P27">CODE GOES HERE</text:p>
      <text:p text:style-name="P27"/>
      <text:p text:style-name="P27">But like mentioned in chapter 1 this would scatter your html tags all over your code and shouldn't be used. Instead you could direktly modify the content of an html tag with the innerHTML() method. This needs an object witch it can modify at first. The document class has three different methods to search a html tag and returns an object.</text:p>
      <text:p text:style-name="P27"/>
      <text:p text:style-name="P27">- document.getElementById(id)</text:p>
      <text:p text:style-name="P27">- document.getElementByTagName(name)</text:p>
      <text:p text:style-name="P27">- document.getElementByClassName(name)</text:p>
      <text:p text:style-name="P27"/>
      <text:p text:style-name="P27">Notice: There is no method which allows you to search for the <text:s/>name value of an html tag.</text:p>
      <text:p text:style-name="P27"/>
      <text:p text:style-name="P27">How this works you can see here:</text:p>
      <text:p text:style-name="P27"/>
      <text:p text:style-name="P28">CODE GOES HERE</text:p>
      <text:p text:style-name="P28"/>
      <text:p text:style-name="P14">Less for the user <text:s/>more use for you – console.log()</text:p>
      <text:p text:style-name="P29"/>
      <text:p text:style-name="P29">Maybe you won't make ever any mistake while using javascript. Congratulations and skip the rest from the chapter :D</text:p>
      <text:p text:style-name="P29"/>
      <text:p text:style-name="P29">For the rest of us there ist a quite hady tool called the debugging tool. Each browser has one. Simply press F12 or click right an klick „inspect Element“. Next the inspector tag you will see a tag <text:soft-page-break/>called console. With javascript you can directly sennd the output from a variable there. Also you can read error messages if your code simply doesn't work. The nice command is console.log(). </text:p>
      <text:p text:style-name="P29"/>
      <text:p text:style-name="P29">CODE GOES HERE </text:p>
      <text:p text:style-name="P29"/>
      <text:p text:style-name="P28"/>
      <text:p text:style-name="P29">Quizz</text:p>
      <text:p text:style-name="P29"/>
      <text:p text:style-name="P29">How <text:span text:style-name="T9">can</text:span> you <text:span text:style-name="T9">create</text:span> a popup window?</text:p>
      <text:p text:style-name="P29"/>
      <text:p text:style-name="P29">- window.make(„text goes here);</text:p>
      <text:p text:style-name="P29">- document.window(„text goes here“);</text:p>
      <text:p text:style-name="P29">- window.<text:span text:style-name="T9">alert(„text goes here“);</text:span></text:p>
      <text:p text:style-name="P29">- <text:span text:style-name="T9">document.open(„text goes here“);</text:span></text:p>
      <text:p text:style-name="P29"/>
      <text:p text:style-name="P30">Which command allows you to write directly between the script tag?</text:p>
      <text:p text:style-name="P30"/>
      <text:p text:style-name="P30">- window.write();</text:p>
      <text:p text:style-name="P30">- document.write();</text:p>
      <text:p text:style-name="P30">- document.show();</text:p>
      <text:p text:style-name="P30">-window.directly();</text:p>
      <text:p text:style-name="P30"/>
      <text:p text:style-name="P29"/>
      <text:p text:style-name="P29"/>
      <text:p text:style-name="P29"/>
      <text:p text:style-name="P28"/>
      <text:p text:style-name="P28"/>
      <text:p text:style-name="P27"/>
      <text:p text:style-name="P27"/>
      <text:p text:style-name="P27"><text:s/></text:p>
      <text:p text:style-name="P26"/>
      <text:p text:style-name="P26"/>
      <text:p text:style-name="P26"/>
      <text:p text:style-name="P26"/>
      <text:p text:style-name="P26"/>
      <text:p text:style-name="P26"/>
      <text:p text:style-name="P26"/>
      <text:p text:style-name="P26"/>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6:53:58.458077416</meta:creation-date>
    <meta:editing-duration>PT59M23S</meta:editing-duration>
    <meta:editing-cycles>7</meta:editing-cycles>
    <meta:generator>LibreOffice/5.0.4.2$Linux_X86_64 LibreOffice_project/00m0$Build-2</meta:generator>
    <dc:date>2015-12-18T22:51:56.953660083</dc:date>
    <meta:document-statistic meta:table-count="0" meta:image-count="0" meta:object-count="0" meta:page-count="6" meta:paragraph-count="128" meta:word-count="1394" meta:character-count="7976" meta:non-whitespace-character-count="6679"/>
  </office:meta>
</office:document-meta>
</file>